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id you attend the Open-Hardware Summit in 2010?</text:p>
          </table:table-cell>
          <table:covered-table-cell table:style-name="ce8" office:value-type="string">
            <text:p>Did you attend the Open-Hardware Summit in 2010?</text:p>
          </table:covered-table-cell>
          <table:covered-table-cell table:style-name="ce8" office:value-type="string">
            <text:p>Did you attend the Open-Hardware Summit in 2010?</text:p>
          </table:covered-table-cell>
          <table:covered-table-cell table:style-name="ce8" office:value-type="string">
            <text:p>Did you attend the Open-Hardware Summit in 2010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03">
            <text:p>3.0%</text:p>
          </table:table-cell>
          <table:table-cell table:style-name="ce15" office:value-type="float" office:value="49">
            <text:p>4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97">
            <text:p>97.0%</text:p>
          </table:table-cell>
          <table:table-cell table:style-name="ce15" office:value-type="float" office:value="1588">
            <text:p>1588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1637">
            <text:p>1637</text:p>
          </table:covered-table-cell>
          <table:table-cell table:style-name="ce16" office:value-type="float" office:value="1637">
            <text:p>1637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454">
            <text:p>454</text:p>
          </table:covered-table-cell>
          <table:table-cell table:style-name="ce17" office:value-type="float" office:value="454">
            <text:p>454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7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28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3.929cm" svg:y="0.18cm" chart:style-name="ch2">
          <text:p>Did you attend the Open-Hardware Summit in 2010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03">
                <text:p text:id="'Question 1'.C4:'Question 1'.C5">0.03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97">
                <text:p>0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